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Carrois Gothic" svg:font-family="Carrois Gothic" style:font-family-generic="roman" svg:panose-1="0 0 0 0 0 0 0 0 0 0"/>
    <style:font-face style:name="&quot;carrois gothic&quot;" svg:font-family="&quot;carrois gothic&quot;" style:font-family-generic="roman" svg:panose-1="0 0 0 0 0 0 0 0 0 0"/>
    <style:font-face style:name="Bree Serif" svg:font-family="Bree Serif"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en" style:country-asian="GB"/>
    </style:style>
    <style:style style:name="P3" style:parent-style-name="Normal" style:family="paragraph">
      <style:paragraph-properties fo:margin-bottom="0in" fo:line-height="100%" fo:background-color="#FFFFFF"/>
    </style:style>
    <style:style style:name="T4" style:parent-style-name="DefaultParagraphFont" style:family="text">
      <style:text-properties style:font-name="Arial" style:font-name-asian="Times New Roman" style:font-name-complex="Arial" fo:color="#343A40" fo:font-size="12pt" style:font-size-asian="12pt" style:font-size-complex="12pt" style:language-asian="en" style:country-asian="GB"/>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Arial" style:font-name-asian="Times New Roman" style:font-name-complex="Arial" fo:font-weight="bold" style:font-weight-asian="bold" style:font-weight-complex="bold" fo:color="#343A40" fo:font-size="12pt" style:font-size-asian="12pt" style:font-size-complex="12pt" style:language-asian="en" style:country-asian="GB"/>
    </style:style>
    <style:style style:name="P7" style:parent-style-name="Normal" style:family="paragraph">
      <style:paragraph-properties style:vertical-align="baseline" fo:line-height="100%" fo:margin-left="0.3166in" fo:background-color="#FFFFFF">
        <style:tab-stops>
          <style:tab-stop style:type="left" style:position="0.1833in"/>
        </style:tab-stops>
      </style:paragraph-properties>
    </style:style>
    <style:style style:name="T8"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3.5pt" style:font-size-asian="13.5pt" style:font-size-complex="13.5pt" style:language-asian="en" style:country-asian="GB"/>
    </style:style>
    <style:style style:name="P9" style:parent-style-name="Normal" style:family="paragraph">
      <style:paragraph-properties style:vertical-align="baseline" fo:line-height="100%" fo:background-color="#FFFFFF"/>
      <style:text-properties style:font-name="Carrois Gothic" style:font-name-asian="Times New Roman" style:font-name-complex="Times New Roman" fo:color="#000000" fo:font-size="13.5pt" style:font-size-asian="13.5pt" style:font-size-complex="13.5pt" style:language-asian="en" style:country-asian="GB"/>
    </style:style>
    <style:style style:name="P10" style:parent-style-name="Normal" style:family="paragraph">
      <style:paragraph-properties style:vertical-align="baseline" fo:margin-bottom="0in" fo:line-height="100%" fo:margin-left="0.3166in" fo:background-color="#FFFFFF">
        <style:tab-stops>
          <style:tab-stop style:type="left" style:position="0.1833in"/>
        </style:tab-stops>
      </style:paragraph-properties>
    </style:style>
    <style:style style:name="T11"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8pt" style:font-size-asian="18pt" style:font-size-complex="18pt" style:language-asian="en" style:country-asian="GB"/>
    </style:style>
    <style:style style:name="P12" style:parent-style-name="Normal" style:family="paragraph">
      <style:paragraph-properties style:vertical-align="baseline"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13"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14"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3.5pt" style:font-size-asian="13.5pt" style:font-size-complex="13.5pt" style:language-asian="en" style:country-asian="GB"/>
    </style:style>
    <style:style style:name="T15" style:parent-style-name="DefaultParagraphFont" style:family="text">
      <style:text-properties style:font-name="&quot;carrois gothic&quot;" style:font-name-asian="Times New Roman" style:font-name-complex="Times New Roman" fo:color="#000000" fo:font-size="10.5pt" style:font-size-asian="10.5pt" style:font-size-complex="10.5pt" style:language-asian="en" style:country-asian="GB"/>
    </style:style>
    <style:style style:name="T16" style:parent-style-name="DefaultParagraphFont" style:family="text">
      <style:text-properties style:font-name="inherit" style:font-name-asian="Times New Roman" style:font-name-complex="Times New Roman" fo:font-weight="bold" style:font-weight-asian="bold" style:font-weight-complex="bold" fo:color="#44D841" fo:font-size="13.5pt" style:font-size-asian="13.5pt" style:font-size-complex="13.5pt" style:text-underline-type="single" style:text-underline-style="solid" style:text-underline-width="auto" style:text-underline-mode="continuous" style:language-asian="en" style:country-asian="GB"/>
    </style:style>
    <style:style style:name="T17" style:parent-style-name="DefaultParagraphFont" style:family="text">
      <style:text-properties style:font-name="&quot;carrois gothic&quot;" style:font-name-asian="Times New Roman" style:font-name-complex="Times New Roman" fo:color="#000000" fo:font-size="10.5pt" style:font-size-asian="10.5pt" style:font-size-complex="10.5pt" style:language-asian="en" style:country-asian="GB"/>
    </style:style>
    <style:style style:name="P18"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19"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8pt" style:font-size-asian="18pt" style:font-size-complex="18pt" style:language-asian="en" style:country-asian="GB"/>
    </style:style>
    <style:style style:name="P20" style:parent-style-name="Normal" style:family="paragraph">
      <style:paragraph-properties style:vertical-align="baseline" fo:line-height="100%" fo:margin-left="0.6333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21" style:parent-style-name="Normal" style:family="paragraph">
      <style:paragraph-properties style:vertical-align="baseline" fo:margin-bottom="0in" fo:line-height="100%" fo:margin-left="0.95in" fo:background-color="#FFFFFF">
        <style:tab-stops>
          <style:tab-stop style:type="left" style:position="0.55in"/>
        </style:tab-stops>
      </style:paragraph-properties>
    </style:style>
    <style:style style:name="T22"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8pt" style:font-size-asian="18pt" style:font-size-complex="18pt" style:language-asian="en" style:country-asian="GB"/>
    </style:style>
    <style:style style:name="P23" style:parent-style-name="Normal" style:family="paragraph">
      <style:paragraph-properties style:vertical-align="baseline" fo:line-height="100%" fo:margin-left="0.6333in" fo:background-color="#FFFFFF">
        <style:tab-stops/>
      </style:paragraph-properties>
    </style:style>
    <style:style style:name="T24" style:parent-style-name="DefaultParagraphFont" style:family="text">
      <style:text-properties style:font-name="Carrois Gothic" style:font-name-asian="Times New Roman" style:font-name-complex="Times New Roman" fo:color="#000000" fo:font-size="10.5pt" style:font-size-asian="10.5pt" style:font-size-complex="10.5pt" style:language-asian="en" style:country-asian="GB"/>
    </style:style>
    <style:style style:name="T25" style:parent-style-name="DefaultParagraphFont" style:family="text">
      <style:text-properties style:font-name="inherit" style:font-name-asian="Times New Roman" style:font-name-complex="Times New Roman" fo:font-weight="bold" style:font-weight-asian="bold" style:font-weight-complex="bold" fo:color="#44D841" fo:font-size="10.5pt" style:font-size-asian="10.5pt" style:font-size-complex="10.5pt" style:text-underline-type="single" style:text-underline-style="solid" style:text-underline-width="auto" style:text-underline-mode="continuous" style:language-asian="en" style:country-asian="GB"/>
    </style:style>
    <style:style style:name="T26" style:parent-style-name="DefaultParagraphFont" style:family="text">
      <style:text-properties style:font-name="Carrois Gothic" style:font-name-asian="Times New Roman" style:font-name-complex="Times New Roman" fo:color="#000000" fo:font-size="10.5pt" style:font-size-asian="10.5pt" style:font-size-complex="10.5pt" style:language-asian="en" style:country-asian="GB"/>
    </style:style>
    <style:style style:name="P27"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28"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8pt" style:font-size-asian="18pt" style:font-size-complex="18pt" style:language-asian="en" style:country-asian="GB"/>
    </style:style>
    <style:style style:name="T29" style:parent-style-name="DefaultParagraphFont" style:family="text">
      <style:text-properties style:font-name="Bree Serif" style:font-name-asian="Times New Roman" style:font-name-complex="Times New Roman" fo:text-transform="uppercase" fo:color="#494949" fo:font-size="18pt" style:font-size-asian="18pt" style:font-size-complex="18pt" style:language-asian="en" style:country-asian="GB"/>
    </style:style>
    <style:style style:name="P30" style:parent-style-name="Normal" style:family="paragraph">
      <style:paragraph-properties style:vertical-align="baseline"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31" style:parent-style-name="Normal" style:family="paragraph">
      <style:paragraph-properties style:vertical-align="baseline"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32"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33"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34" style:parent-style-name="Normal" style:family="paragraph">
      <style:paragraph-properties style:vertical-align="baseline"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35"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36"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37" style:parent-style-name="Normal" style:family="paragraph">
      <style:paragraph-properties style:vertical-align="baseline"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38"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39"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40" style:parent-style-name="Normal" style:family="paragraph">
      <style:paragraph-properties style:vertical-align="baseline"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41"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42"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43" style:parent-style-name="Normal" style:family="paragraph">
      <style:paragraph-properties style:vertical-align="baseline"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44"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45"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46" style:parent-style-name="Normal" style:family="paragraph">
      <style:paragraph-properties style:vertical-align="baseline"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47" style:parent-style-name="Normal" style:family="paragraph">
      <style:paragraph-properties style:vertical-align="baseline" fo:margin-top="0.0694in" fo:margin-bottom="0.0694in" fo:line-height="100%" fo:margin-left="0.3166in" fo:background-color="#FFFFFF">
        <style:tab-stops>
          <style:tab-stop style:type="left" style:position="0.1833in"/>
        </style:tab-stops>
      </style:paragraph-properties>
    </style:style>
    <style:style style:name="T48" style:parent-style-name="DefaultParagraphFont" style:family="text">
      <style:text-properties style:font-name="Times New Roman" style:font-name-asian="Times New Roman" style:font-name-complex="Times New Roman" fo:color="#000000" fo:font-size="13.5pt" style:font-size-asian="13.5pt" style:font-size-complex="13.5pt" fo:background-color="#FFFFFF" style:language-asian="en" style:country-asian="GB"/>
    </style:style>
    <style:style style:name="T49" style:parent-style-name="DefaultParagraphFont" style:family="text">
      <style:text-properties style:font-name="Times New Roman" style:font-name-asian="Times New Roman" style:font-name-complex="Times New Roman" fo:color="#000000" fo:font-size="13.5pt" style:font-size-asian="13.5pt" style:font-size-complex="13.5pt" fo:background-color="#FFFFFF" style:language-asian="en" style:country-asian="GB"/>
    </style:style>
    <style:style style:name="P50"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1"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2"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3"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4"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5"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6"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7"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8"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9" style:parent-style-name="Normal" style:family="paragraph">
      <style:paragraph-properties fo:margin-top="0.0694in" fo:margin-bottom="0.0694in" fo:line-height="100%"/>
    </style:style>
    <style:style style:name="T6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61"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6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63" style:parent-style-name="Normal" style:family="paragraph">
      <style:paragraph-properties fo:margin-bottom="0.2083in" style:line-height-at-least="0.2in" fo:background-color="#FFFFFF"/>
      <style:text-properties style:font-name="Arial" style:font-name-asian="Times New Roman" style:font-name-complex="Arial" fo:font-weight="bold" style:font-weight-asian="bold" style:font-weight-complex="bold" fo:color="#3A3A3A" fo:font-size="18pt" style:font-size-asian="18pt" style:font-size-complex="18pt" style:language-asian="en" style:country-asian="GB"/>
    </style:style>
    <style:style style:name="P64" style:parent-style-name="Normal" style:family="paragraph">
      <style:paragraph-properties fo:margin-bottom="0in" fo:line-height="100%" fo:background-color="#FFFFFF"/>
    </style:style>
    <style:style style:name="T65"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P66" style:parent-style-name="Normal" style:family="paragraph">
      <style:paragraph-properties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67" style:parent-style-name="Normal" style:family="paragraph">
      <style:paragraph-properties fo:margin-bottom="0in" fo:line-height="100%" fo:background-color="#FFFFFF"/>
    </style:style>
    <style:style style:name="T68"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P69" style:parent-style-name="Normal" style:family="paragraph">
      <style:paragraph-properties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70" style:parent-style-name="Normal" style:family="paragraph">
      <style:paragraph-properties fo:margin-bottom="0in" fo:line-height="100%" fo:background-color="#FFFFFF"/>
    </style:style>
    <style:style style:name="T71"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P72" style:parent-style-name="Normal" style:family="paragraph">
      <style:paragraph-properties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73" style:parent-style-name="Normal" style:family="paragraph">
      <style:paragraph-properties fo:margin-bottom="0in" fo:line-height="100%" fo:background-color="#FFFFFF"/>
    </style:style>
    <style:style style:name="T74"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P75" style:parent-style-name="Normal" style:family="paragraph">
      <style:paragraph-properties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76" style:parent-style-name="Normal" style:family="paragraph">
      <style:paragraph-properties fo:margin-bottom="0.2083in" style:line-height-at-least="0.2in" fo:background-color="#FFFFFF"/>
      <style:text-properties style:font-name="Arial" style:font-name-asian="Times New Roman" style:font-name-complex="Arial" fo:font-weight="bold" style:font-weight-asian="bold" style:font-weight-complex="bold" fo:color="#3A3A3A" fo:font-size="18pt" style:font-size-asian="18pt" style:font-size-complex="18pt" style:language-asian="en" style:country-asian="GB"/>
    </style:style>
    <style:style style:name="P77" style:parent-style-name="Normal" style:family="paragraph">
      <style:paragraph-properties fo:margin-bottom="0in" fo:line-height="100%" fo:background-color="#FFFFFF"/>
    </style:style>
    <style:style style:name="T78"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P79" style:parent-style-name="Normal" style:family="paragraph">
      <style:paragraph-properties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80" style:parent-style-name="Normal" style:family="paragraph">
      <style:paragraph-properties fo:margin-bottom="0in" fo:line-height="100%" fo:background-color="#FFFFFF"/>
    </style:style>
    <style:style style:name="T81"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P82" style:parent-style-name="Normal" style:family="paragraph">
      <style:paragraph-properties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83" style:parent-style-name="Normal" style:family="paragraph">
      <style:paragraph-properties fo:margin-bottom="0in" fo:line-height="100%" fo:background-color="#FFFFFF"/>
    </style:style>
    <style:style style:name="T84"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P85" style:parent-style-name="Normal" style:family="paragraph">
      <style:paragraph-properties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86" style:parent-style-name="Normal" style:family="paragraph">
      <style:paragraph-properties fo:margin-bottom="0in" fo:line-height="100%" fo:background-color="#FFFFFF"/>
    </style:style>
    <style:style style:name="T87"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P88" style:parent-style-name="Normal" style:family="paragraph">
      <style:paragraph-properties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89" style:parent-style-name="Normal" style:family="paragraph">
      <style:paragraph-properties fo:line-height="100%" fo:background-color="#FFFFFF"/>
    </style:style>
    <style:style style:name="T90" style:parent-style-name="DefaultParagraphFont" style:family="text">
      <style:text-properties style:font-name="Arial" style:font-name-asian="Times New Roman" style:font-name-complex="Arial" fo:color="#1E1E1E" fo:font-size="13.5pt" style:font-size-asian="13.5pt" style:font-size-complex="13.5pt" style:language-asian="en" style:country-asian="GB"/>
    </style:style>
    <style:style style:name="P91"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92"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93" style:parent-style-name="Normal" style:family="paragraph">
      <style:paragraph-properties fo:margin-bottom="0in" fo:line-height="100%"/>
    </style:style>
    <style:style style:name="T94" style:parent-style-name="DefaultParagraphFont" style:family="text">
      <style:text-properties style:font-name="Arial" style:font-name-asian="Times New Roman" style:font-name-complex="Arial" fo:color="#1E1E1E" fo:font-size="13.5pt" style:font-size-asian="13.5pt" style:font-size-complex="13.5pt" fo:background-color="#FFFFFF" style:language-asian="en" style:country-asian="GB"/>
    </style:style>
    <style:style style:name="P95"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6"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7"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8"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9"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0" style:parent-style-name="Normal" style:family="paragraph">
      <style:paragraph-properties style:vertical-align="baseline" fo:margin-top="0.3333in" fo:margin-bottom="0in" fo:line-height="100%" fo:background-color="#FFFFFF"/>
      <style:text-properties style:font-name="Helvetica" style:font-name-asian="Times New Roman" style:font-name-complex="Times New Roman" fo:font-weight="bold" style:font-weight-asian="bold" style:font-weight-complex="bold" fo:color="#1E1E1E" fo:font-size="18pt" style:font-size-asian="18pt" style:font-size-complex="18pt" style:language-asian="en" style:country-asian="GB"/>
    </style:style>
    <style:style style:name="P101"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2"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3"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4"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5"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6"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7" style:parent-style-name="Normal" style:family="paragraph">
      <style:paragraph-properties style:vertical-align="baseline" fo:margin-top="0.3333in" fo:margin-bottom="0in" fo:line-height="100%" fo:background-color="#FFFFFF"/>
      <style:text-properties style:font-name="Helvetica" style:font-name-asian="Times New Roman" style:font-name-complex="Times New Roman" fo:font-weight="bold" style:font-weight-asian="bold" style:font-weight-complex="bold" fo:color="#1E1E1E" fo:font-size="18pt" style:font-size-asian="18pt" style:font-size-complex="18pt" style:language-asian="en" style:country-asian="GB"/>
    </style:style>
    <style:style style:name="P108"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9"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10"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11"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12"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13" style:parent-style-name="Normal" style:family="paragraph">
      <style:paragraph-properties style:vertical-align="baseline" fo:margin-top="0.3333in" fo:margin-bottom="0in" fo:line-height="100%" fo:background-color="#FFFFFF"/>
      <style:text-properties style:font-name="Helvetica" style:font-name-asian="Times New Roman" style:font-name-complex="Times New Roman" fo:font-weight="bold" style:font-weight-asian="bold" style:font-weight-complex="bold" fo:color="#1E1E1E" fo:font-size="18pt" style:font-size-asian="18pt" style:font-size-complex="18pt" style:language-asian="en" style:country-asian="GB"/>
    </style:style>
    <style:style style:name="P114"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15"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16"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17" style:parent-style-name="Normal" style:family="paragraph">
      <style:paragraph-properties style:vertical-align="baseline" fo:margin-top="0.3333in" fo:margin-bottom="0in" fo:line-height="100%" fo:background-color="#FFFFFF"/>
      <style:text-properties style:font-name="Helvetica" style:font-name-asian="Times New Roman" style:font-name-complex="Times New Roman" fo:font-weight="bold" style:font-weight-asian="bold" style:font-weight-complex="bold" fo:color="#1E1E1E" fo:font-size="18pt" style:font-size-asian="18pt" style:font-size-complex="18pt" style:language-asian="en" style:country-asian="GB"/>
    </style:style>
    <style:style style:name="P118"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19"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20"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21"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22"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23" style:parent-style-name="Normal" style:family="paragraph">
      <style:paragraph-properties style:vertical-align="baseline"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24"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125"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office:automatic-styles>
  <office:body>
    <office:text text:use-soft-page-breaks="true">
      <text:list text:style-name="LFO1" text:continue-numbering="true">
        <text:list-item>
          <text:p text:style-name="P1"><text:span text:style-name="T2"><text:line-break/>Should internet access be free from government control?</text:span></text:p>
        </text:list-item>
      </text:list>
      <text:p text:style-name="P3"><text:span text:style-name="T4">The internet is a telecommunications network that uses telephone lines, cables, satellites and wireless connections to connect computers and other devices to the World Wide Web. All modern computers can connect to the internet, as can many mobile phones and some televisions, video game consoles and other devices.</text:span></text:p>
      <text:p text:style-name="P5"><text:span text:style-name="T6">Advantages of the Internet:</text:span></text:p>
      <text:list text:style-name="LFO2" text:continue-numbering="true">
        <text:list-item>
          <text:p text:style-name="P7"><text:span text:style-name="T8">COMMUNICATION:</text:span></text:p>
        </text:list-item>
      </text:list>
      <text:p text:style-name="P9">The main advantage of internet is the faster communication than any other devices. It’s an instant process. Communication in the form of video calls, emails etc. is possible using internet. Thus, there is no specific region that can be accessed. It is accessible all over the world. Hence, because of this global issues are reduced since video conferencing is possible where everyone across the world can be in single place and can solve out a problem.</text:p>
      <text:list text:style-name="LFO3" text:continue-numbering="true">
        <text:list-item>
          <text:p text:style-name="P10"><text:span text:style-name="T11">INFORMATION:</text:span></text:p>
        </text:list-item>
      </text:list>
      <text:p text:style-name="P12">The internet is the source of knowledge. All kinds of information is present in it. it is easily accessed and can be searched more to get more additional knowledge. Information like educational related, government laws, market sales, stocks and shares, new creations etc. is gathered from a single place.</text:p>
      <text:list text:style-name="LFO3" text:continue-numbering="true">
        <text:list-item>
          <text:list>
            <text:list-item>
              <text:p text:style-name="P13"><text:span text:style-name="T14">LEARNING:</text:span><text:span text:style-name="T15">The internet has now become a part of education. </text:span><text:a xlink:href="http://www.advantages-disadvantages.co/education/" office:target-frame-name="_top" xlink:show="replace"><text:span text:style-name="T16">Education like home schooling</text:span></text:a><text:span text:style-name="T17"> is easily carried out using internet. Teachers can upload their teaching videos in the internet and is accessed by people across the world which is helpful for all students. The marks are also released in the internet since, releasing mark for the whole institution in notice boards will create chaos.</text:span></text:p>
            </text:list-item>
            <text:list-item>
              <text:p text:style-name="P18"><text:span text:style-name="T19">ENTERTAINMENT:</text:span></text:p>
            </text:list-item>
          </text:list>
        </text:list-item>
      </text:list>
      <text:p text:style-name="P20">The internet is now the most popular form of entertainment. Movies, songs, videos, games etc. is available in internet for free. Social networking is also possible using internet. Hence, there is tons of entertainment that is available in online in the internet.</text:p>
      <text:list text:style-name="LFO3" text:continue-numbering="true">
        <text:list-item>
          <text:list>
            <text:list-item>
              <text:list>
                <text:list-item>
                  <text:p text:style-name="P21"><text:span text:style-name="T22">SOCIAL NETWORK:</text:span></text:p>
                </text:list-item>
              </text:list>
            </text:list-item>
          </text:list>
        </text:list-item>
      </text:list>
      <text:p text:style-name="P23"><text:span text:style-name="T24">The social networking is the sharing of information to people across the world. Apart from being an entertainment website, it has many uses. Any job vacancy, emergency news, ideas etc. can be shared in the website and the information gets passed on quickly to wide area. Also the </text:span><text:a xlink:href="http://www.advantages-disadvantages.co/social-networking/" office:target-frame-name="_top" xlink:show="replace"><text:span text:style-name="T25">social networking websites</text:span></text:a><text:span text:style-name="T26"> are used to easy communications. Example: Facebook and twitter.</text:span></text:p>
      <text:list text:style-name="LFO3" text:continue-numbering="true">
        <text:list-item>
          <text:list>
            <text:list-item>
              <text:p text:style-name="P27"><text:span text:style-name="T28">E-COMMERCE</text:span><text:span text:style-name="T29">:</text:span></text:p>
            </text:list-item>
          </text:list>
        </text:list-item>
      </text:list>
      <text:p text:style-name="P30">All business deals can be carried in the internet like transaction of money etc. this is called E commerce. Online reservations, online ticket booking for movie etc. can be done easily. It saves us lots of time. Online shopping is now the latest trend in internet world where products from dresses to household furniture is available at door step.</text:p>
      <text:p text:style-name="P31">Disadvantages of the Internet:</text:p>
      <text:list text:style-name="LFO3" text:continue-numbering="true">
        <text:list-item>
          <text:list>
            <text:list-item>
              <text:p text:style-name="P32"><text:span text:style-name="T33">INFORMATION LOSS:</text:span></text:p>
            </text:list-item>
          </text:list>
        </text:list-item>
      </text:list>
      <text:p text:style-name="P34">The information crucial to us or any important files can be easily taken by the hackers. There is no exact proof for the security for the details we store like account number, passwords etc. hence, sensitive information must be carefully stored by the people.</text:p>
      <text:soft-page-break/>
      <text:list text:style-name="LFO3" text:continue-numbering="true">
        <text:list-item>
          <text:list>
            <text:list-item>
              <text:p text:style-name="P35"><text:span text:style-name="T36">SPAM:</text:span></text:p>
            </text:list-item>
          </text:list>
        </text:list-item>
      </text:list>
      <text:p text:style-name="P37">The unnecessary emails, advertisements etc. sometimes are said to be spam because they have the ability to slow down the system and makes the users to face lots of problems. Spam makes the people get more confused since important emails are also stored along with spam.</text:p>
      <text:list text:style-name="LFO3" text:continue-numbering="true">
        <text:list-item>
          <text:list>
            <text:list-item>
              <text:p text:style-name="P38"><text:span text:style-name="T39">VIRUS ATTACKS:</text:span></text:p>
            </text:list-item>
          </text:list>
        </text:list-item>
      </text:list>
      <text:p text:style-name="P40">The malware or virus threats are so deadly that affects the system to a greater extend. It immediately deletes all important files and finally the system ends up being crashed. The virus attack is possible in three ways. One it attacks selected files. Two, it harms the executable boot files and most dangerous of all is the macro virus which has the ability to replicate and expand to all parts of files.</text:p>
      <text:list text:style-name="LFO3" text:continue-numbering="true">
        <text:list-item>
          <text:list>
            <text:list-item>
              <text:p text:style-name="P41"><text:span text:style-name="T42">VIRTUAL WORLD:</text:span></text:p>
            </text:list-item>
          </text:list>
        </text:list-item>
      </text:list>
      <text:p text:style-name="P43">The people using internet often will forget the difference between virtual and real world. This causes the people to get depressed quickly and it leads to social isolation and obesity problems. The obesity is due to the lack of any physical exercises. So its better to play outdoor rather in the internet.</text:p>
      <text:list text:style-name="LFO3" text:continue-numbering="true">
        <text:list-item>
          <text:list>
            <text:list-item>
              <text:p text:style-name="P44"><text:span text:style-name="T45">VIRUS ATTACKS:</text:span></text:p>
            </text:list-item>
          </text:list>
        </text:list-item>
      </text:list>
      <text:p text:style-name="P46">The malware or virus threats are so deadly that affects the system to a greater extend. It immediately deletes all important files and finally the system ends up being crashed. The virus attack is possible in three ways. One it attacks selected files. Two, it harms the executable boot files and most dangerous of all is the macro virus which has the ability to replicate and expand to all parts of files.</text:p>
      <text:list text:style-name="LFO3" text:continue-numbering="true">
        <text:list-item>
          <text:p text:style-name="P47"><text:span text:style-name="T48">Regulation of Internet:</text:span><text:span text:style-name="T49"><text:line-break/>Content regulation of the Internet has recently come to the fore of public debate as an issue that both governments and Net users are concerned about. A recent survey by Georgia Tech showed that censorship is the number one concern of Net users.</text:span></text:p>
        </text:list-item>
      </text:list>
      <text:p text:style-name="P50">Net users appear puzzled by governments' intention to regulate the Internet. Often users say that the Net is a powerful medium that will be stifled by regulation. However, the power of the Internet is precisely the reason that governments want to regulate it.</text:p>
      <text:p text:style-name="P51">The European Union paper on "Illegal and harmful content on the Internet" probably best sums up the fears of governments about the Internet:</text:p>
      <text:list text:style-name="LFO4" text:continue-numbering="true">
        <text:list-item>
          <text:p text:style-name="P52">national security (instructions on bomb-making, illegal drug production, terrorist activities);</text:p>
        </text:list-item>
        <text:list-item>
          <text:p text:style-name="P53">protection of minors (abusive forms of marketing, violence, inappropriate content);</text:p>
        </text:list-item>
        <text:list-item>
          <text:p text:style-name="P54">protection of human dignity (incitement to racial hatred or racial discrimination);</text:p>
        </text:list-item>
        <text:list-item>
          <text:p text:style-name="P55">economic security (fraud, instructions on pirating credit cards);</text:p>
        </text:list-item>
        <text:list-item>
          <text:p text:style-name="P56">information security (malicious hacking);</text:p>
        </text:list-item>
        <text:list-item>
          <text:p text:style-name="P57">protection of privacy (unauthorized communication of personal data, electronic harassment);</text:p>
        </text:list-item>
        <text:list-item>
          <text:p text:style-name="P58">protection of reputation (libel, unlawful comparative advertising);</text:p>
        </text:list-item>
        <text:list-item>
          <text:p text:style-name="P59"><text:span text:style-name="T60">intellectual property (unauthorized distribution of copyrighted works, software or music) [</text:span><text:span text:style-name="T61">ibid</text:span><text:span text:style-name="T62">].</text:span></text:p>
        </text:list-item>
      </text:list>
      <text:soft-page-break/>
      <text:h text:style-name="P63" text:outline-level="3">Advantages of Internet Censorship</text:h>
      <text:p text:style-name="P64"><text:span text:style-name="T65">1. It limits criminal activity.</text:span></text:p>
      <text:p text:style-name="P66">Recruitment for terrorist groups, hacking into personal bank accounts, phishing, identity theft, and online scams are just some of the illegal activities that happen on the Web. Many people have fallen victims to these crimes and sometimes have no way to trace and capture the perpetrators. Internet censorship can help prevent these illegal activities because it can ban malicious content and keep a close watch on suspicious activity.</text:p>
      <text:p text:style-name="P67"><text:span text:style-name="T68">2. It helps protect children.</text:span></text:p>
      <text:p text:style-name="P69">Kids use the Internet every day and parents can’t know what sort of content they are accessing 24-7. By censoring the Web, children will be freer to surf the Internet for their academic and entertainment needs while being protected from inappropriate, violent, and other harmful content that can have a negative impact on them.</text:p>
      <text:p text:style-name="P70"><text:span text:style-name="T71">3. It strengthens online security.</text:span></text:p>
      <text:p text:style-name="P72">Internet censorship can block harmful sites and allow only reliable and secure websites to be accessed. This means you can be safer when you share sensitive information online.</text:p>
      <text:p text:style-name="P73"><text:span text:style-name="T74">4. It sets standards for what should not be published.</text:span></text:p>
      <text:p text:style-name="P75">Even professional members of the media believe that there should be a limit to what should and should not be published, especially if the material may be harmful or offensive. Censoring the Web can prevent content containing racist, discriminating, hateful, and violent messages from being spread online.</text:p>
      <text:h text:style-name="P76" text:outline-level="3">Disadvantages of Internet Censorship</text:h>
      <text:p text:style-name="P77"><text:span text:style-name="T78">1. It takes away freedom of expression.</text:span></text:p>
      <text:p text:style-name="P79">The right to freedom of speech is prohibited once there is a limit as to what you can or cannot say on the Internet. The World Wide Web is where people can use a great level of creativity to express themselves, but censorship will take that away.</text:p>
      <text:p text:style-name="P80"><text:span text:style-name="T81">2. It limits access to important information.</text:span></text:p>
      <text:p text:style-name="P82">With so many websites existing, it will be impossible to categorize each one as ‘harmful’ or ‘safe', or such. This means that there could be sites that are actually helpful that can be banned too. It can also promote ignorance about important events and developments in the world.</text:p>
      <text:p text:style-name="P83"><text:span text:style-name="T84">3. It is challenging to enforce.</text:span></text:p>
      <text:p text:style-name="P85">Do security agencies and governments have enough funds and the workforce to implement Internet censorship on such a wide scale? Some countries don’t even have enough resources to assist their citizens with<text:s/><text:soft-page-break/>other important needs. Also, creating a uniform and consistent regulation will take a lot of time.</text:p>
      <text:p text:style-name="P86"><text:span text:style-name="T87">4. It allows the control of information for one’s benefit.</text:span></text:p>
      <text:p text:style-name="P88">There will always be people who will take advantage of the power they have. For instance, if a government official knows he can control all content on the Internet, he knows that he can engage in illegal activities without fear that incriminating evidence could be posted online.</text:p>
      <text:p text:style-name="P89"><text:span text:style-name="T90"> How can governments regulate it?</text:span></text:p>
      <text:p text:style-name="P91">There are ways to regulate the internet that some successful countries are following, all the governments can take some points from these policies and make their own set up for internet regulation without destroying the benefits of internet.</text:p>
      <text:p text:style-name="P92"/>
      <text:p text:style-name="P93"><text:span text:style-name="T94">Germany</text:span></text:p>
      <text:p text:style-name="P95">Germany's NetzDG law came into effect at the beginning of 2018, applying to companies with more than two million registered users in the country.</text:p>
      <text:p text:style-name="P96">They were forced to set up procedures to review complaints about content they are hosting and remove anything that is clearly illegal within 24 hours.</text:p>
      <text:p text:style-name="P97">Individuals may be fined up to €5m ($5.6m; £4.4m) and companies up to €50m for failing to comply with these requirements.</text:p>
      <text:p text:style-name="P98">In the first year of the new law there were reported to have been 714 complaints from users who said that online platforms had not deleted or blocked illegal content within the statutory period.</text:p>
      <text:p text:style-name="P99">The Federal Ministry of Justice confirmed to the BBC that the figure had been considerably below the 25,000 complaints a year it had been expecting and that there have been no fines issued so far.</text:p>
      <text:h text:style-name="P100" text:outline-level="2">European Union</text:h>
      <text:p text:style-name="P101">The EU is considering a clampdown, specifically on terror videos.</text:p>
      <text:p text:style-name="P102">Social media platforms would face fines if they did not delete extremist content within an hour.</text:p>
      <text:p text:style-name="P103">The EU also introduced the General Data Protection Regulation (GDPR) which set rules on how companies, including social media platforms, store and use people's data.</text:p>
      <text:p text:style-name="P104">But it is another proposed directive that has worried internet companies.</text:p>
      <text:p text:style-name="P105">Article 13 of the copyright directive would put the responsibility on platforms to make sure that copyright infringing content is not hosted on their sites.</text:p>
      <text:p text:style-name="P106">Previous legislation has only required the platforms to take down such content if it is pointed out to them. Shifting the responsibility would be a big deal for social media companies.</text:p>
      <text:soft-page-break/>
      <text:h text:style-name="P107" text:outline-level="2">Australia</text:h>
      <text:p text:style-name="P108">Australia passed the Sharing of Abhorrent Violent Material Act on 5 April, introducing criminal penalties for social media companies, possible jail sentences for tech executives for up to three years and financial penalties worth up to 10% of a company's global turnover.</text:p>
      <text:p text:style-name="P109">It followed the live-streaming of the New Zealand shootings on Facebook.</text:p>
      <text:p text:style-name="P110">In 2015, the Enhancing Online Safety Act created an eSafety Commissioner with the power to demand that social media companies take down harassing or abusive posts.</text:p>
      <text:p text:style-name="P111">The eSafety Commissioner's office can issue companies with 48-hour "take down notices", and fines of up to 525,000 Australian dollars (£285,000). But it can also fine individuals up to A$105,000 for posting the content.</text:p>
      <text:p text:style-name="P112">The legislation was introduced after the death of Charlotte Dawson, a TV presenter and a judge on Australia's Next Top Model, who killed herself in 2014 following a campaign of cyber-bullying against her on Twitter. She had a long history of depression.</text:p>
      <text:h text:style-name="P113" text:outline-level="2">Russia</text:h>
      <text:p text:style-name="P114">Under Russia's data laws from 2015, social media companies are required to store any data about Russians on servers within the country.</text:p>
      <text:p text:style-name="P115">Its communications watchdog is taking action against Facebook and Twitter for not being clear about how they planned to comply with this.</text:p>
      <text:p text:style-name="P116">Russia is also considering two laws similar to Germany's example, requiring platforms to take down offensive material within 24 hours of being alerted to it and imposing fines on companies that fail to do so.</text:p>
      <text:h text:style-name="P117" text:outline-level="2">China</text:h>
      <text:p text:style-name="P118">Sites such as Twitter, Google and WhatsApp are blocked in China. Their services are provided instead by Chinese applications such as Weibo, Baidu and WeChat.</text:p>
      <text:p text:style-name="P119">Chinese authorities have also had some success in restricting access to the virtual private networks that some users have employed to bypass the blocks on sites.</text:p>
      <text:p text:style-name="P120">The Cyberspace Administration of China announced at the end of January that in the previous six months it had closed 733 websites and "cleaned up" 9,382 mobile apps, although those are more likely to be illegal gambling apps or copies of existing apps being used for illegal purposes than social media.</text:p>
      <text:p text:style-name="P121">China has hundreds of thousands of cyber-police, who monitor social media platforms and screen messages that are deemed to be politically sensitive.</text:p>
      <text:soft-page-break/>
      <text:p text:style-name="P122">Some keywords are automatically censored outright, such as references to the 1989 Tiananmen Square incident.</text:p>
      <text:p text:style-name="P123">New words that are seen as being sensitive are added to a long list of censored words and are either temporarily banned, or are filtered out from social platforms.</text:p>
      <text:p text:style-name="P124"/>
      <text:p text:style-name="P125">To conclude, we can say that internet ban is important for the protection of the people because as the use of internet is getting more spread, the dangers increase. So, it is a beneficial initiative but it has a lot of disadvantages too. If a government manages to decrease the disadvantages of regulation of the internet, it will be excellent. The governments should have a regulated control over what is getting removed from the internet and it could be reviewed after a perio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Carrois Gothic" svg:font-family="Carrois Gothic" style:font-family-generic="roman" svg:panose-1="0 0 0 0 0 0 0 0 0 0"/>
    <style:font-face style:name="&quot;carrois gothic&quot;" svg:font-family="&quot;carrois gothic&quot;" style:font-family-generic="roman" svg:panose-1="0 0 0 0 0 0 0 0 0 0"/>
    <style:font-face style:name="Bree Serif" svg:font-family="Bree Serif"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Courier New" fo:font-size="10pt" style:font-size-asian="10pt"/>
    </style:style>
    <style:style style:name="WW_CharLFO2LVL4" style:family="text">
      <style:text-properties style:font-name="Courier New" fo:font-size="10pt" style:font-size-asian="10pt"/>
    </style:style>
    <style:style style:name="WW_CharLFO2LVL5" style:family="text">
      <style:text-properties style:font-name="Courier New" fo:font-size="10pt" style:font-size-asian="10pt"/>
    </style:style>
    <style:style style:name="WW_CharLFO2LVL6" style:family="text">
      <style:text-properties style:font-name="Courier New" fo:font-size="10pt" style:font-size-asian="10pt"/>
    </style:style>
    <style:style style:name="WW_CharLFO2LVL7" style:family="text">
      <style:text-properties style:font-name="Courier New" fo:font-size="10pt" style:font-size-asian="10pt"/>
    </style:style>
    <style:style style:name="WW_CharLFO2LVL8" style:family="text">
      <style:text-properties style:font-name="Courier New" fo:font-size="10pt" style:font-size-asian="10pt"/>
    </style:style>
    <style:style style:name="WW_CharLFO2LVL9" style:family="text">
      <style:text-properties style:font-name="Courier New" fo:font-size="10pt" style:font-size-asian="10pt"/>
    </style:style>
    <style:style style:name="WW_CharLFO3LVL1"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Courier New" fo:font-size="10pt" style:font-size-asian="10pt"/>
    </style:style>
    <style:style style:name="WW_CharLFO3LVL4" style:family="text">
      <style:text-properties style:font-name="Courier New" fo:font-size="10pt" style:font-size-asian="10pt"/>
    </style:style>
    <style:style style:name="WW_CharLFO3LVL5" style:family="text">
      <style:text-properties style:font-name="Courier New" fo:font-size="10pt" style:font-size-asian="10pt"/>
    </style:style>
    <style:style style:name="WW_CharLFO3LVL6" style:family="text">
      <style:text-properties style:font-name="Courier New" fo:font-size="10pt" style:font-size-asian="10pt"/>
    </style:style>
    <style:style style:name="WW_CharLFO3LVL7" style:family="text">
      <style:text-properties style:font-name="Courier New" fo:font-size="10pt" style:font-size-asian="10pt"/>
    </style:style>
    <style:style style:name="WW_CharLFO3LVL8" style:family="text">
      <style:text-properties style:font-name="Courier New" fo:font-size="10pt" style:font-size-asian="10pt"/>
    </style:style>
    <style:style style:name="WW_CharLFO3LVL9"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16T22:10:00Z</meta:creation-date>
    <dc:date>2019-10-16T22:11:00Z</dc:date>
    <meta:template xlink:href="Normal" xlink:type="simple"/>
    <meta:editing-cycles>1</meta:editing-cycles>
    <meta:editing-duration>PT60S</meta:editing-duration>
    <meta:document-statistic meta:page-count="6" meta:paragraph-count="87" meta:word-count="2150" meta:character-count="13236" meta:row-count="214" meta:non-whitespace-character-count="11162"/>
  </office:meta>
</office:document-meta>
</file>